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Pictures/1000000100000410000001B092DE33AB69CE3325.png" manifest:media-type="image/png"/>
  <manifest:file-entry manifest:full-path="Pictures/1000000100000410000001563A8BB34FD1A1984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2"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5" style:family="graphic" style:parent-style-name="Standard_5f_5">
      <style:graphic-properties draw:stroke="none" draw:fill-color="#ff5429" draw:textarea-horizontal-align="justify" draw:textarea-vertical-align="middle" draw:auto-grow-height="false" fo:min-height="4.459cm" fo:min-width="0.32cm"/>
    </style:style>
    <style:style style:name="gr26" style:family="graphic" style:parent-style-name="Standard_5f_5">
      <style:graphic-properties draw:stroke="none" draw:fill-color="#3465a4" draw:textarea-horizontal-align="justify" draw:textarea-vertical-align="middle" draw:auto-grow-height="false" fo:min-height="8.245cm" fo:min-width="0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8" style:family="graphic" style:parent-style-name="standard">
      <style:graphic-properties draw:stroke="none" draw:fill-color="#ffff6d" draw:textarea-horizontal-align="justify" draw:textarea-vertical-align="middle" draw:auto-grow-height="false" fo:min-height="4.459cm" fo:min-width="0.257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005e" draw:textarea-horizontal-align="justify" draw:textarea-vertical-align="middle" draw:auto-grow-height="false" fo:min-height="4.459cm" fo:min-width="0.057cm"/>
    </style:style>
    <style:style style:name="gr31" style:family="graphic" style:parent-style-name="standard">
      <style:graphic-properties draw:stroke="none" draw:fill-color="#e8f2a1" draw:textarea-horizontal-align="justify" draw:textarea-vertical-align="middle" draw:auto-grow-height="false" fo:min-height="4.459cm" fo:min-width="0.057cm"/>
    </style:style>
    <style:style style:name="gr32"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3" style:family="graphic" style:parent-style-name="standard">
      <style:graphic-properties draw:stroke="none" draw:fill-color="#ff1493" draw:textarea-horizontal-align="justify" draw:textarea-vertical-align="middle" draw:auto-grow-height="false" fo:min-height="4.459cm" fo:min-width="0.057cm"/>
    </style:style>
    <style:style style:name="gr34" style:family="graphic" style:parent-style-name="standard">
      <style:graphic-properties draw:stroke="none" draw:fill-color="#00fff3" draw:textarea-horizontal-align="justify" draw:textarea-vertical-align="middle" draw:auto-grow-height="false" fo:min-height="4.459cm" fo:min-width="0.257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none" fo:min-height="1.423cm"/>
      <style:paragraph-properties style:writing-mode="lr-tb"/>
    </style:style>
    <style:style style:name="gr40" style:family="graphic" style:parent-style-name="standard">
      <style:graphic-properties draw:stroke="none" draw:fill-color="#8e86ae" draw:textarea-horizontal-align="justify" draw:textarea-vertical-align="middle" draw:auto-grow-height="false" fo:min-height="4.459cm" fo:min-width="0.257cm"/>
    </style:style>
    <style:style style:name="gr41" style:family="graphic" style:parent-style-name="standard">
      <style:graphic-properties draw:stroke="none" draw:fill-color="#47ff00" draw:textarea-horizontal-align="justify" draw:textarea-vertical-align="middle" draw:auto-grow-height="false" fo:min-height="4.459cm" fo:min-width="0.3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3" style:family="graphic" style:parent-style-name="standard">
      <style:graphic-properties draw:stroke="none" draw:fill-color="#d62e4e" draw:textarea-horizontal-align="justify" draw:textarea-vertical-align="middle" draw:auto-grow-height="false" fo:min-height="4.459cm" fo:min-width="0.357cm"/>
    </style:style>
    <style:style style:name="gr44" style:family="graphic" style:parent-style-name="standard">
      <style:graphic-properties draw:stroke="none" draw:fill-color="#ffffd7"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6" style:family="graphic" style:parent-style-name="standard">
      <style:graphic-properties draw:stroke="none" draw:fill-color="#81aca6" draw:textarea-horizontal-align="justify" draw:textarea-vertical-align="middle" draw:auto-grow-height="false" fo:min-height="4.459cm" fo:min-width="0.357cm"/>
    </style:style>
    <style:style style:name="gr47" style:family="graphic" style:parent-style-name="standard">
      <style:graphic-properties draw:stroke="none" draw:fill="none" fo:min-height="2.134cm"/>
      <style:paragraph-properties style:writing-mode="lr-tb"/>
    </style:style>
    <style:style style:name="gr48" style:family="graphic" style:parent-style-name="standard">
      <style:graphic-properties draw:stroke="none" draw:fill-color="#ff3838" draw:textarea-horizontal-align="justify" draw:textarea-vertical-align="middle" draw:auto-grow-height="false" fo:min-height="4.459cm" fo:min-width="0.357cm"/>
    </style:style>
    <style:style style:name="gr49"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0" style:family="graphic" style:parent-style-name="standard">
      <style:graphic-properties draw:stroke="none" draw:fill="none" fo:min-height="1.05cm"/>
      <style:paragraph-properties style:writing-mode="lr-tb"/>
    </style:style>
    <style:style style:name="gr51" style:family="graphic" style:parent-style-name="standard">
      <style:graphic-properties draw:stroke="none" draw:fill-color="#ff7b59" draw:textarea-horizontal-align="justify" draw:textarea-vertical-align="middle" draw:auto-grow-height="false" fo:min-height="4.459cm" fo:min-width="0.257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3" style:family="graphic" style:parent-style-name="standard">
      <style:graphic-properties draw:stroke="none" draw:fill-color="#729fcf" draw:textarea-horizontal-align="justify" draw:textarea-vertical-align="middle" draw:auto-grow-height="false" fo:min-height="4.459cm" fo:min-width="0.257cm"/>
    </style:style>
    <style:style style:name="gr54"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55" style:family="graphic" style:parent-style-name="standard">
      <style:graphic-properties draw:stroke="none" draw:fill-color="#00fdff" draw:textarea-horizontal-align="justify" draw:textarea-vertical-align="middle" draw:auto-grow-height="false" fo:min-height="4.459cm" fo:min-width="0.257cm"/>
    </style:style>
    <style:style style:name="gr5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color="#ffff6d" draw:textarea-horizontal-align="justify" draw:textarea-vertical-align="middle" draw:auto-grow-height="false" fo:min-height="4.208cm" fo:min-width="0.769cm"/>
    </style:style>
    <style:style style:name="gr58"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draw:textarea-vertical-align="top"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7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73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373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267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303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title" style:list-style-name="L1">
      <style:graphic-properties draw:textarea-vertical-align="top" fo:min-height="1.373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title" style:list-style-name="L1">
      <style:graphic-properties draw:textarea-vertical-align="top" fo:min-height="1.37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title" style:list-style-name="L1">
      <style:graphic-properties draw:textarea-vertical-align="top" fo:min-height="1.373cm"/>
      <style:paragraph-properties style:writing-mode="lr-tb"/>
    </style:style>
    <style:style style:name="pr96" style:family="presentation" style:parent-style-name="Default-title" style:list-style-name="L1">
      <style:graphic-properties draw:textarea-vertical-align="top" fo:min-height="1.373cm"/>
      <style:paragraph-properties style:writing-mode="lr-tb"/>
    </style:style>
    <style:style style:name="pr97" style:family="presentation" style:parent-style-name="Default-outline1" style:list-style-name="L4">
      <style:graphic-properties fo:min-height="11.929cm"/>
      <style:paragraph-properties style:writing-mode="lr-tb"/>
    </style:style>
    <style:style style:name="pr98" style:family="presentation" style:parent-style-name="Default-title" style:list-style-name="L1">
      <style:graphic-properties draw:textarea-vertical-align="top" fo:min-height="1.373cm"/>
      <style:paragraph-properties style:writing-mode="lr-tb"/>
    </style:style>
    <style:style style:name="pr99" style:family="presentation" style:parent-style-name="Default-title" style:list-style-name="L1">
      <style:graphic-properties draw:textarea-vertical-align="top" fo:min-height="1.373cm"/>
      <style:paragraph-properties style:writing-mode="lr-tb"/>
    </style:style>
    <style:style style:name="pr100" style:family="presentation" style:parent-style-name="Default-outline1" style:list-style-name="L4">
      <style:graphic-properties fo:min-height="11.929cm"/>
      <style:paragraph-properties style:writing-mode="lr-tb"/>
    </style:style>
    <style:style style:name="pr101" style:family="presentation" style:parent-style-name="Default-title" style:list-style-name="L1">
      <style:graphic-properties draw:textarea-vertical-align="top" fo:min-height="1.373cm"/>
      <style:paragraph-properties style:writing-mode="lr-tb"/>
    </style:style>
    <style:style style:name="pr102" style:family="presentation" style:parent-style-name="Default-outline1" style:list-style-name="L4">
      <style:graphic-properties fo:min-height="11.929cm"/>
      <style:paragraph-properties style:writing-mode="lr-tb"/>
    </style:style>
    <style:style style:name="pr103"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none"/>
      <style:paragraph-properties fo:text-align="center"/>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style:paragraph-properties fo:margin-left="0.2cm" fo:margin-right="0cm" fo:margin-top="0.497cm" fo:margin-bottom="0cm" fo:text-align="start" fo:text-indent="0cm"/>
    </style:style>
    <style:style style:name="P34"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6" style:family="paragraph">
      <loext:graphic-properties draw:fill-color="#ff5429"/>
      <style:paragraph-properties fo:text-align="center"/>
      <style:text-properties fo:language="fr" fo:country="FR"/>
    </style:style>
    <style:style style:name="P37" style:family="paragraph">
      <style:paragraph-properties fo:text-align="start" style:writing-mode="lr-tb"/>
      <style:text-properties fo:font-size="28pt" fo:language="fr" fo:country="FR" fo:font-weight="bold" style:font-size-asian="28pt" style:font-size-complex="28pt"/>
    </style:style>
    <style:style style:name="P38" style:family="paragraph">
      <loext:graphic-properties draw:fill-color="#3465a4"/>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1" style:family="paragraph">
      <loext:graphic-properties draw:fill-color="#ffff6d"/>
      <style:paragraph-properties fo:text-align="center"/>
      <style:text-properties fo:language="fr" fo:country="FR"/>
    </style:style>
    <style:style style:name="P42" style:family="paragraph">
      <style:paragraph-properties fo:margin-left="0cm" fo:margin-right="0cm" fo:margin-top="0cm" fo:margin-bottom="0cm" fo:line-height="100%" fo:text-indent="0cm"/>
    </style:style>
    <style:style style:name="P43" style:family="paragraph">
      <loext:graphic-properties draw:fill-color="#ff005e"/>
      <style:paragraph-properties fo:text-align="center"/>
      <style:text-properties fo:language="fr" fo:country="FR"/>
    </style:style>
    <style:style style:name="P44" style:family="paragraph">
      <style:paragraph-properties fo:margin-left="0cm" fo:margin-right="0cm" fo:margin-top="0.297cm" fo:margin-bottom="0cm" fo:text-align="start" fo:text-indent="0cm">
        <style:tab-stops/>
      </style:paragraph-properties>
    </style:style>
    <style:style style:name="P45" style:family="paragraph">
      <loext:graphic-properties draw:fill-color="#e8f2a1"/>
      <style:paragraph-properties fo:text-align="center"/>
      <style:text-properties fo:language="fr" fo:country="FR"/>
    </style:style>
    <style:style style:name="P46" style:family="paragraph">
      <loext:graphic-properties draw:fill-color="#ffffff"/>
      <style:paragraph-properties style:writing-mode="lr-tb"/>
      <style:text-properties fo:font-size="28.1000003814697pt"/>
    </style:style>
    <style:style style:name="P47"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8" style:family="paragraph">
      <loext:graphic-properties draw:fill-color="#ff1493"/>
      <style:paragraph-properties fo:text-align="center"/>
      <style:text-properties fo:language="fr" fo:country="FR"/>
    </style:style>
    <style:style style:name="P49"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1" style:family="paragraph">
      <style:paragraph-properties fo:text-align="start">
        <style:tab-stops/>
      </style:paragraph-properties>
    </style:style>
    <style:style style:name="P52" style:family="paragraph">
      <loext:graphic-properties draw:fill-color="#8e86ae"/>
      <style:paragraph-properties fo:text-align="center"/>
      <style:text-properties fo:language="fr" fo:country="FR"/>
    </style:style>
    <style:style style:name="P53" style:family="paragraph">
      <loext:graphic-properties draw:fill-color="#47ff00"/>
      <style:paragraph-properties fo:text-align="center"/>
      <style:text-properties fo:language="fr" fo:country="FR"/>
    </style:style>
    <style:style style:name="P54" style:family="paragraph">
      <loext:graphic-properties draw:fill-color="#d62e4e"/>
      <style:paragraph-properties fo:text-align="center"/>
      <style:text-properties fo:language="fr" fo:country="FR"/>
    </style:style>
    <style:style style:name="P55" style:family="paragraph">
      <loext:graphic-properties draw:fill-color="#ffffd7"/>
      <style:paragraph-properties fo:text-align="center"/>
      <style:text-properties fo:language="fr" fo:country="FR"/>
    </style:style>
    <style:style style:name="P56" style:family="paragraph">
      <loext:graphic-properties draw:fill-color="#81aca6"/>
      <style:paragraph-properties fo:text-align="center"/>
      <style:text-properties fo:language="fr" fo:country="FR"/>
    </style:style>
    <style:style style:name="P57" style:family="paragraph">
      <loext:graphic-properties draw:fill-color="#ff3838"/>
      <style:paragraph-properties fo:text-align="center"/>
      <style:text-properties fo:language="fr" fo:country="FR"/>
    </style:style>
    <style:style style:name="P58" style:family="paragraph">
      <loext:graphic-properties draw:fill-color="#ff7b59"/>
      <style:paragraph-properties fo:text-align="center"/>
      <style:text-properties fo:language="fr" fo:country="FR"/>
    </style:style>
    <style:style style:name="P59" style:family="paragraph">
      <loext:graphic-properties draw:fill-color="#729fcf"/>
      <style:paragraph-properties fo:text-align="center"/>
      <style:text-properties fo:language="fr" fo:country="FR"/>
    </style:style>
    <style:style style:name="P6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weight-asian="normal" style:font-weight-complex="normal"/>
    </style:style>
    <style:style style:name="P61" style:family="paragraph">
      <loext:graphic-properties draw:fill-color="#00fdff"/>
      <style:paragraph-properties fo:text-align="center"/>
      <style:text-properties fo:language="fr" fo:country="FR"/>
    </style:style>
    <style:style style:name="P62" style:family="paragraph">
      <loext:graphic-properties draw:fill-color="#ff6d6d"/>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font-size="32pt"/>
    </style:style>
    <style:style style:name="T3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93cm 15.7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8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0"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2" draw:layer="layout" svg:width="22.4cm" svg:height="1cm" svg:x="2.8cm" svg:y="12.6cm" presentation:class="outline" presentation:user-transformed="true">
          <draw:text-box>
            <text:p text:style-name="P31"><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draw:style-name="gr2" draw:text-style-name="P30" draw:layer="layout" svg:width="24cm" svg:height="7.87cm" svg:x="0.3cm" svg:y="4.2cm">
          <draw:image xlink:href="Pictures/1000000100000410000001565FEC80F7E113A609.png" xlink:type="simple" xlink:show="embed" xlink:actuate="onLoad" draw:mime-type="image/png">
            <text:p/>
          </draw:image>
        </draw:fram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1" draw:text-style-name="P30" draw:layer="layout" svg:width="4.5cm" svg:height="1cm" svg:x="3.9cm" svg:y="7.1cm">
          <text:p/>
          <draw:enhanced-geometry svg:viewBox="0 0 21600 21600" draw:type="rectangle" draw:enhanced-path="M 0 0 L 21600 0 21600 21600 0 21600 0 0 Z N"/>
        </draw:custom-shape>
        <draw:line draw:style-name="gr22" draw:text-style-name="P30" draw:layer="layout" svg:x1="3.9cm" svg:y1="7.1cm" svg:x2="3.9cm" svg:y2="3.1cm">
          <text:p/>
        </draw:line>
        <draw:frame presentation:style-name="pr17" draw:text-style-name="P34" draw:layer="layout" svg:width="4cm" svg:height="1cm" svg:x="3.9cm" svg:y="3.1cm" presentation:class="outline" presentation:user-transformed="true">
          <draw:text-box>
            <text:p text:style-name="P33"><text:span text:style-name="T14">Nom du test</text:span></text:p>
          </draw:text-box>
        </draw:frame>
        <draw:custom-shape draw:style-name="gr23" draw:text-style-name="P30" draw:layer="layout" svg:width="4.5cm" svg:height="1cm" svg:x="11.6cm" svg:y="7.2cm">
          <text:p/>
          <draw:enhanced-geometry svg:viewBox="0 0 21600 21600" draw:type="rectangle" draw:enhanced-path="M 0 0 L 21600 0 21600 21600 0 21600 0 0 Z N"/>
        </draw:custom-shape>
        <draw:line draw:style-name="gr24" draw:text-style-name="P30" draw:layer="layout" svg:x1="11.6cm" svg:y1="13.7cm" svg:x2="11.6cm" svg:y2="8.2cm">
          <text:p/>
        </draw:line>
        <draw:frame presentation:style-name="pr18" draw:text-style-name="P35" draw:layer="layout" svg:width="14.9cm" svg:height="1.5cm" svg:x="11.6cm" svg:y="12.5cm" presentation:class="outline" presentation:user-transformed="true">
          <draw:text-box>
            <text:p text:style-name="P33"><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2" draw:text-style-name="P32" draw:layer="layout" svg:width="27cm" svg:height="1cm" svg:x="0.5cm" svg:y="13.2cm" presentation:class="outline" presentation:user-transformed="true">
          <draw:text-box>
            <text:p text:style-name="P31"><text:span text:style-name="T20">On récupère toutes les balises ayant le data-attribut “data-testid=’cancel-button’”</text:span></text:p>
          </draw:text-box>
        </draw:frame>
        <draw:frame draw:style-name="gr27"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4" draw:text-style-name="P32" draw:layer="layout" svg:width="24.8cm" svg:height="1.5cm" svg:x="1.6cm" svg:y="12.2cm" presentation:class="outline" presentation:user-transformed="true">
          <draw:text-box>
            <text:p text:style-name="P31"><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7"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5"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0" draw:layer="layout" svg:width="25cm" svg:height="9.27cm" svg:x="1.5cm" svg:y="4.83cm">
          <draw:image xlink:href="Pictures/100000010000041000000182B2953674C8928D60.png" xlink:type="simple" xlink:show="embed" xlink:actuate="onLoad" draw:mime-type="image/png">
            <text:p/>
          </draw:image>
        </draw:frame>
        <draw:frame draw:style-name="gr27"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8" draw:text-style-name="P41" draw:layer="layout" svg:width="1.5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rst" xlink:type="simple">https://playwright.dev/docs/api/class-locator#locator-first</text:a></text:span></text:p>
              </text:list-item>
              <text:list-item>
                <text:p text:style-name="P42"><text:span text:style-name="T10"><text:a xlink:href="https://playwright.dev/docs/api/class-locator#locator-last" xlink:type="simple">https://playwright.dev/docs/api/class-locator#locator-last</text:a></text:span></text:p>
              </text:list-item>
              <text:list-item>
                <text:p text:style-name="P42"><text:span text:style-name="T10"><text:a xlink:href="https://playwright.dev/docs/api/class-locator#locator-nth" xlink:type="simple">https://playwright.dev/docs/api/class-locator#locator-nth</text:a></text:span></text:p>
              </text:list-item>
            </text:list>
          </draw:text-box>
        </draw:frame>
        <draw:frame presentation:style-name="pr27"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0" draw:text-style-name="P43" draw:layer="layout" svg:width="1.113cm" svg:height="14.531cm" draw:transform="rotate (-1.5707963267949) translate (28.28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api/class-locator#locator-click" xlink:type="simple">https://playwright.dev/docs/api/class-locator#locator-click</text:a></text:span></text:p>
              </text:list-item>
            </text:list>
          </draw:text-box>
        </draw:frame>
        <draw:frame presentation:style-name="pr29"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8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1"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8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0" draw:layer="layout" svg:width="27.516cm" svg:height="8.042cm" svg:x="0.242cm" svg:y="2.358cm">
          <draw:image xlink:href="Pictures/100000010000041000000130F012D2FED1D76CC6.png" xlink:type="simple" xlink:show="embed" xlink:actuate="onLoad" draw:mime-type="image/png">
            <text:p/>
          </draw:image>
        </draw:frame>
        <draw:frame presentation:style-name="pr33" draw:text-style-name="P32" draw:layer="layout" svg:width="22.4cm" svg:height="1cm" svg:x="2.8cm" svg:y="10.5cm" presentation:class="outline" presentation:user-transformed="true">
          <draw:text-box>
            <text:p text:style-name="P31"><text:span text:style-name="T14">On vérifie que l’URL courante est égale à “mon.url”</text:span></text:p>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soft-assertions" xlink:type="simple">https://playwright.dev/docs/test-assertions#soft-assertions</text:a></text:span></text:p>
              </text:list-item>
            </text:list>
          </draw:text-box>
        </draw:frame>
        <draw:frame presentation:style-name="pr37"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8"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6"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0"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28" draw:text-style-name="P41" draw:layer="layout" svg:width="1.513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negating-matchers" xlink:type="simple">https://playwright.dev/docs/test-assertions#negating-matchers</text:a></text:span></text:p>
              </text:list-item>
            </text:list>
          </draw:text-box>
        </draw:frame>
        <draw:frame draw:style-name="gr2" draw:text-style-name="P30" draw:layer="layout" svg:width="22cm" svg:height="6.42cm" svg:x="3cm" svg:y="5.639cm">
          <draw:image xlink:href="Pictures/1000000100000410000001309902165B00784580.png" xlink:type="simple" xlink:show="embed" xlink:actuate="onLoad" draw:mime-type="image/png">
            <text:p/>
          </draw:image>
        </draw:frame>
        <draw:frame presentation:style-name="pr42" draw:text-style-name="P32" draw:layer="layout" svg:width="22.4cm" svg:height="1cm" svg:x="2.8cm" svg:y="12.1cm" presentation:class="outline" presentation:user-transformed="true">
          <draw:text-box>
            <text:p text:style-name="P31"><text:span text:style-name="T14">On teste si notre locator ne possède pas le texte “MMI”</text:span></text:p>
          </draw:text-box>
        </draw:frame>
        <presentation:notes draw:style-name="dp2">
          <draw:page-thumbnail draw:style-name="gr5" draw:layer="layout" svg:width="13.586cm" svg:height="11.136cm" svg:x="3.703cm" svg:y="2.252cm" draw:page-number="27"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40" draw:layer="layout" svg:width="26.06cm" svg:height="9.904cm" svg:x="1.356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4" draw:text-style-name="P47"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3" draw:text-style-name="P48" draw:layer="layout" svg:width="1.113cm" svg:height="14.531cm" draw:transform="rotate (-1.5707963267949) translate (28.72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9"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7"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Commencer l’intitulé d’un test par “should”</text:span></text:p>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3" draw:text-style-name="P48" draw:layer="layout" svg:width="1.113cm" svg:height="14.531cm" draw:transform="rotate (-1.5707963267949) translate (28.72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presentation:notes>
      </draw:page>
      <draw:page draw:name="page31" draw:style-name="dp1" draw:master-page-name="Default" presentation:presentation-page-layout-name="AL1T0">
        <office:forms form:automatic-focus="false" form:apply-design-mode="false"/>
        <draw:frame presentation:style-name="pr47"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5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9"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5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api/class-locator#locator-get-by-role" xlink:type="simple">https://playwright.dev/docs/api/class-locator#locator-get-by-role</text:a></text:span></text:p>
              </text:list-item>
              <text:list-item>
                <text:p text:style-name="P42"><text:span text:style-name="T22"><text:a xlink:href="https://playwright.dev/docs/api/class-locator#locator-fill" xlink:type="simple">https://playwright.dev/docs/api/class-locator#locator-fill</text:a></text:span></text:p>
              </text:list-item>
            </text:list>
          </draw:text-box>
        </draw:frame>
        <draw:frame presentation:style-name="pr50" draw:text-style-name="P32" draw:layer="layout" svg:width="22.4cm" svg:height="1.4cm" svg:x="2.8cm" svg:y="10.2cm" presentation:class="outline" presentation:user-transformed="true">
          <draw:text-box>
            <text:p text:style-name="P31"><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0" draw:layer="layout" svg:width="27cm" svg:height="5.87cm" svg:x="0.5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8" draw:text-style-name="P41" draw:layer="layout" svg:width="1.513cm" svg:height="14.531cm" draw:transform="rotate (-1.5707963267949) translate (28.7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ll" xlink:type="simple">https://playwright.dev/docs/api/class-locator#locator-fill</text:a></text:span></text:p>
              </text:list-item>
            </text:list>
          </draw:text-box>
        </draw:frame>
        <draw:frame presentation:style-name="pr52"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4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6"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6" presentation:class="pag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4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testing-library.com/" xlink:type="simple">https://testing-library.com/</text:a></text:span></text:p>
              </text:list-item>
            </text:list>
          </draw:text-box>
        </draw:frame>
        <draw:frame draw:style-name="gr37" draw:text-style-name="P49"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9"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4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0" draw:layer="layout" svg:width="23.2cm" svg:height="0.984cm" svg:x="2.4cm" svg:y="9.016cm">
          <draw:text-box>
            <text:p text:style-name="P25"><text:span text:style-name="T28">Utilisation du data-attribut "data-testid" pour cibler l’élément dans l’outil de test</text:span></text:p>
          </draw:text-box>
        </draw:fram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5" draw:text-style-name="P23" draw:layer="layout" svg:width="1.513cm" svg:height="14.531cm" svg:x="27.04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50" draw:layer="layout" svg:width="23.2cm" svg:height="1.673cm" svg:x="2.4cm" svg:y="10.016cm">
          <draw:text-box>
            <text:p text:style-name="P25"><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0"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0"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1"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4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2"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1"><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draw:frame draw:style-name="gr39" draw:text-style-name="P50" draw:layer="layout" svg:width="23.2cm" svg:height="1.673cm" svg:x="2.4cm" svg:y="11.127cm">
          <draw:text-box>
            <text:p text:style-name="P25"><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0"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4"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8"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1" draw:text-style-name="P53" draw:layer="layout" svg:width="1.713cm" svg:height="14.531cm" draw:transform="rotate (-1.5707963267949) translate (32.28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906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5"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0"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7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
          </draw:text-box>
        </draw:frame>
        <draw:frame draw:style-name="gr2" draw:text-style-name="P30" draw:layer="layout" svg:width="25cm" svg:height="9.27cm" svg:x="1.5cm" svg:y="1.688cm">
          <draw:image xlink:href="Pictures/1000000100000410000001821AC22B18CC311D9D.png" xlink:type="simple" xlink:show="embed" xlink:actuate="onLoad" draw:mime-type="image/png">
            <text:p/>
          </draw:image>
        </draw:frame>
        <draw:frame draw:style-name="gr38" draw:text-style-name="P50" draw:layer="layout" svg:width="23.2cm" svg:height="0.984cm" svg:x="2.4cm" svg:y="10.928cm">
          <draw:text-box>
            <text:p text:style-name="P25"><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9" draw:text-style-name="P50" draw:layer="layout" svg:width="23.2cm" svg:height="1.673cm" svg:x="2.4cm" svg:y="12.428cm">
          <draw:text-box>
            <text:p text:style-name="P25"><text:span text:style-name="T28">Il est possible de vérifier le type de requête et de continuer normalement si la condition n’est pas remplie</text:span></text:p>
          </draw:text-box>
        </draw:frame>
        <draw:frame draw:style-name="gr2" draw:text-style-name="P30"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8" draw:text-style-name="P50" draw:layer="layout" svg:width="23.2cm" svg:height="0.984cm" svg:x="2.4cm" svg:y="11.728cm">
          <draw:text-box>
            <text:p text:style-name="P25"><text:span text:style-name="T28">Playwright permet également de changer le code de la réponse. Ici 404.</text:span></text:p>
          </draw:text-box>
        </draw:frame>
        <draw:frame draw:style-name="gr2" draw:text-style-name="P30"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0"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cm 14.4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api/class-page#page-wait-for-response" xlink:type="simple">https://playwright.dev/docs/api/class-page#page-wait-for-response</text:a></text:span></text:p>
              </text:list-item>
            </text:list>
          </draw:text-box>
        </draw:frame>
        <draw:frame draw:style-name="gr39" draw:text-style-name="P50" draw:layer="layout" svg:width="23.2cm" svg:height="1.673cm" svg:x="2.4cm" svg:y="10.828cm">
          <draw:text-box>
            <text:p text:style-name="P25"><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0"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9"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4" draw:text-style-name="P55" draw:layer="layout" svg:width="1.713cm" svg:height="14.531cm" draw:transform="rotate (-1.5707963267949) translate (32.008cm 14.4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1.451cm" svg:x="1.021cm" svg:y="14cm">
          <draw:text-box>
            <text:p><text:span text:style-name="T9">Source(s) :</text:span></text:p>
            <text:list text:style-name="L1">
              <text:list-item>
                <text:p text:style-name="P42"><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1"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6" draw:text-style-name="P56" draw:layer="layout" svg:width="1.713cm" svg:height="14.531cm" draw:transform="rotate (-1.5707963267949) translate (32.008cm 14.4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4"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6" draw:text-style-name="P56" draw:layer="layout" svg:width="1.713cm" svg:height="14.531cm" draw:transform="rotate (-1.5707963267949) translate (32.008cm 14.4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draw:frame draw:style-name="gr2" draw:text-style-name="P30" draw:layer="layout" svg:width="27cm" svg:height="7.77cm" svg:x="0.5cm" svg:y="2.786cm">
          <draw:image xlink:href="Pictures/10000001000004200000013094D72DAC4F3D7F78.png" xlink:type="simple" xlink:show="embed" xlink:actuate="onLoad" draw:mime-type="image/png">
            <text:p/>
          </draw:image>
        </draw:frame>
        <draw:frame draw:style-name="gr47" draw:text-style-name="P50" draw:layer="layout" svg:width="23.2cm" svg:height="2.384cm" svg:x="2.4cm" svg:y="10.529cm">
          <draw:text-box>
            <text:p text:style-name="P25"><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8" draw:text-style-name="P57" draw:layer="layout" svg:width="1.713cm" svg:height="14.531cm" draw:transform="rotate (-1.5707963267949) translate (32.008cm 14.4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1.453cm" svg:x="1.024cm" svg:y="14.001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6"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8" draw:text-style-name="P57" draw:layer="layout" svg:width="1.713cm" svg:height="14.531cm" draw:transform="rotate (-1.5707963267949) translate (32.008cm 14.4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50" draw:layer="layout" svg:width="24.8cm" svg:height="1.3cm" svg:x="1.6cm" svg:y="11cm">
          <draw:text-box>
            <text:p text:style-name="P25"><text:span text:style-name="T28">On ajoute une classe sur l’élément qui a été récupéré</text:span></text:p>
          </draw:text-box>
        </draw:frame>
        <draw:frame draw:style-name="gr49" draw:text-style-name="P20" draw:layer="layout" svg:width="25.147cm" svg:height="1.453cm" svg:x="1.023cm" svg:y="14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draw:frame draw:style-name="gr2" draw:text-style-name="P30"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1" draw:text-style-name="P58" draw:layer="layout" svg:width="1.513cm" svg:height="14.531cm" svg:x="27.04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test-configuration" xlink:type="simple">https://playwright.dev/docs/test-configuration</text:a></text:span></text:p>
              </text:list-item>
              <text:list-item>
                <text:p text:style-name="P42"><text:span text:style-name="T22"><text:a xlink:href="https://playwright.dev/docs/test-use-options" xlink:type="simple">https://playwright.dev/docs/test-use-options</text:a></text:span></text:p>
              </text:list-item>
            </text:list>
          </draw:text-box>
        </draw:frame>
        <draw:frame presentation:style-name="pr89"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0" draw:style-name="dp1" draw:master-page-name="Default" presentation:presentation-page-layout-name="AL1T0">
        <office:forms form:automatic-focus="false" form:apply-design-mode="false"/>
        <draw:frame presentation:style-name="pr90"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1"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1" draw:style-name="dp1" draw:master-page-name="Default" presentation:presentation-page-layout-name="AL1T0">
        <office:forms form:automatic-focus="false" form:apply-design-mode="fals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draw:frame draw:style-name="gr2" draw:text-style-name="P30" draw:layer="layout" svg:width="22.5cm" svg:height="10.67cm" svg:x="2.75cm" svg:y="1.718cm">
          <draw:image xlink:href="Pictures/10000001000004A80000023635262F3971436A6F.png" xlink:type="simple" xlink:show="embed" xlink:actuate="onLoad" draw:mime-type="image/png">
            <text:p/>
          </draw:image>
        </draw:frame>
        <draw:frame draw:style-name="gr50" draw:text-style-name="P50" draw:layer="layout" svg:width="24.8cm" svg:height="1.3cm" svg:x="1.6cm" svg:y="12.3cm">
          <draw:text-box>
            <text:p text:style-name="P25"><text:span text:style-name="T28">On transfert la page ouverte dans un nouvel onglet dans la variable "newPage"</text:span></text:p>
          </draw:text-box>
        </draw:frame>
        <draw:frame presentation:style-name="pr92"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2" draw:style-name="dp3" draw:master-page-name="Default" presentation:presentation-page-layout-name="AL1T0">
        <office:forms form:automatic-focus="false" form:apply-design-mode="false"/>
        <draw:frame presentation:style-name="pr93"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presentation:style-name="pr94"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3" draw:master-page-name="Default" presentation:presentation-page-layout-name="AL1T0">
        <office:forms form:automatic-focus="false" form:apply-design-mode="false"/>
        <draw:frame draw:style-name="gr2" draw:text-style-name="P30" draw:layer="layout" svg:width="24.75cm" svg:height="10.82cm" svg:x="1.625cm" svg:y="1.692cm">
          <draw:image xlink:href="Pictures/10000001000004A80000020A4AD161FFA26A531D.png" xlink:type="simple" xlink:show="embed" xlink:actuate="onLoad" draw:mime-type="image/png">
            <text:p/>
          </draw:image>
        </draw:frame>
        <draw:frame presentation:style-name="pr95"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draw:style-name="gr50" draw:text-style-name="P50" draw:layer="layout" svg:width="24.8cm" svg:height="1.3cm" svg:x="1.6cm" svg:y="12.4cm">
          <draw:text-box>
            <text:p text:style-name="P25"><text:span text:style-name="T28">On définit un deuxième onglet qui charge un autre site</text:span></text:p>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office:forms form:automatic-focus="false" form:apply-design-mode="false"/>
        <draw:frame presentation:style-name="pr96"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7" draw:text-style-name="P60" draw:layer="layout" svg:width="26.13cm" svg:height="9.704cm" svg:x="1.37cm" svg:y="2.296cm" presentation:class="outline" presentation:user-transformed="true">
          <draw:text-box>
            <text:list text:style-name="L2">
              <text:list-item>
                <text:p><text:span text:style-name="T30">Système d’annotation</text:span></text:p>
              </text:list-item>
              <text:list-item>
                <text:p><text:span text:style-name="T30">Permet de filtrer les tester à lancer</text:span></text:p>
              </text:list-item>
              <text:list-item>
                <text:p><text:span text:style-name="T30">Un test peut avoir plusieurs tags</text:span></text:p>
              </text:list-item>
              <text:list-item>
                <text:p><text:span text:style-name="T30">Un tag peut s’appliquer à un groupe de tests</text:span></text:p>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test-annotations#tag-tests" xlink:type="simple">https://playwright.dev/docs/test-annotations#tag-tests</text:a></text:span></text:p>
              </text:list-item>
            </text:list>
          </draw:text-box>
        </draw:fram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5" draw:style-name="dp1" draw:master-page-name="Default" presentation:presentation-page-layout-name="AL1T0">
        <office:forms form:automatic-focus="false" form:apply-design-mode="false"/>
        <draw:frame draw:style-name="gr2" draw:text-style-name="P30" draw:layer="layout" svg:width="25cm" svg:height="10.37cm" svg:x="1.5cm" svg:y="1.771cm">
          <draw:image xlink:href="Pictures/1000000100000410000001B092DE33AB69CE3325.png" xlink:type="simple" xlink:show="embed" xlink:actuate="onLoad" draw:mime-type="image/png">
            <text:p/>
          </draw:image>
        </draw:frame>
        <draw:frame presentation:style-name="pr98"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test-annotations#tag-tests" xlink:type="simple">https://playwright.dev/docs/test-annotations#tag-tests</text:a></text:span></text:p>
              </text:list-item>
            </text:list>
          </draw:text-box>
        </draw:frame>
        <draw:frame draw:style-name="gr50" draw:text-style-name="P50" draw:layer="layout" svg:width="24.8cm" svg:height="1.3cm" svg:x="1.6cm" svg:y="12.1cm">
          <draw:text-box>
            <text:p text:style-name="P25"><text:span text:style-name="T28">Notre test a le tag "@report", nous pourrons choisir d’exécuter uniquement ce tag</text:span></text:p>
          </draw:text-box>
        </draw:frame>
        <presentation:notes draw:style-name="dp2">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6" draw:style-name="dp1" draw:master-page-name="Default" presentation:presentation-page-layout-name="AL1T0">
        <office:forms form:automatic-focus="false" form:apply-design-mode="false"/>
        <draw:frame presentation:style-name="pr99"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55" draw:text-style-name="P61" draw:layer="layout" svg:width="1.513cm" svg:height="14.531cm" svg:x="27.328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7cm" svg:y="13.611cm">
          <draw:text-box>
            <text:p><text:span text:style-name="T9">Source(s) :</text:span></text:p>
            <text:list text:style-name="L1">
              <text:list-item>
                <text:p text:style-name="P42"><text:span text:style-name="T22"><text:a xlink:href="https://playwright.dev/docs/api/class-test#test-before-each" xlink:type="simple">https://playwright.dev/docs/api/class-test#test-before-each</text:a></text:span></text:p>
              </text:list-item>
              <text:list-item>
                <text:p text:style-name="P42"><text:span text:style-name="T22"><text:a xlink:href="https://playwright.dev/docs/api/class-test#test-after-each" xlink:type="simple">https://playwright.dev/docs/api/class-test#test-after-each</text:a></text:span></text:p>
              </text:list-item>
            </text:list>
          </draw:text-box>
        </draw:frame>
        <draw:frame presentation:style-name="pr100" draw:text-style-name="P60" draw:layer="layout" svg:width="26.13cm" svg:height="8.204cm" svg:x="1.37cm" svg:y="2.296cm" presentation:class="outline" presentation:user-transformed="true">
          <draw:text-box>
            <text:list text:style-name="L2">
              <text:list-item>
                <text:p><text:span text:style-name="T30">setUp / tearDown en anglais</text:span></text:p>
              </text:list-item>
              <text:list-item>
                <text:p><text:span text:style-name="T30">Permet d’effectuer une action avant/après chaque test</text:span></text:p>
                <text:list>
                  <text:list-item>
                    <text:p><text:span text:style-name="T30">Limite la répétition de code</text:span></text:p>
                  </text:list-item>
                </text:list>
              </text:list-item>
              <text:list-item>
                <text:p><text:span text:style-name="T30">Utilisation des méthodes test.beforeEach() et test.afterEach() avec Playwright</text:span></text:p>
              </text:list-item>
            </text:list>
          </draw:text-box>
        </draw:frame>
        <presentation:notes draw:style-name="dp4">
          <office:forms form:automatic-focus="false" form:apply-design-mode="false"/>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7" draw:style-name="dp1" draw:master-page-name="Default" presentation:presentation-page-layout-name="AL1T0">
        <office:forms form:automatic-focus="false" form:apply-design-mode="false"/>
        <draw:frame presentation:style-name="pr101"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55" draw:text-style-name="P61" draw:layer="layout" svg:width="1.513cm" svg:height="14.531cm" svg:x="27.328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7cm" svg:y="13.611cm">
          <draw:text-box>
            <text:p><text:span text:style-name="T9">Source(s) :</text:span></text:p>
            <text:list text:style-name="L1">
              <text:list-item>
                <text:p text:style-name="P42"><text:span text:style-name="T22"><text:a xlink:href="https://playwright.dev/docs/api/class-test#test-before-each" xlink:type="simple">https://playwright.dev/docs/api/class-test#test-before-each</text:a></text:span></text:p>
              </text:list-item>
              <text:list-item>
                <text:p text:style-name="P42"><text:span text:style-name="T22"><text:a xlink:href="https://playwright.dev/docs/api/class-test#test-after-each" xlink:type="simple">https://playwright.dev/docs/api/class-test#test-after-each</text:a></text:span></text:p>
              </text:list-item>
            </text:list>
          </draw:text-box>
        </draw:frame>
        <draw:frame draw:style-name="gr56" draw:text-style-name="P25" draw:layer="layout" svg:width="27cm" svg:height="8.87cm" svg:x="0.5cm" svg:y="2.09cm">
          <draw:image xlink:href="Pictures/1000000100000410000001563A8BB34FD1A1984C.png" xlink:type="simple" xlink:show="embed" xlink:actuate="onLoad" draw:mime-type="image/png">
            <text:p/>
          </draw:image>
        </draw:frame>
        <draw:frame draw:style-name="gr50" draw:text-style-name="P50" draw:layer="layout" svg:width="24.8cm" svg:height="1.673cm" svg:x="1.6cm" svg:y="10.9cm">
          <draw:text-box>
            <text:p text:style-name="P25"><text:span text:style-name="T28">Cette instruction ouvrira notre url avant </text:span><text:span text:style-name="T27">chaque test présent dans le même fichier,</text:span><text:span text:style-name="T28"> plus besoin de répéter l’instruction.</text:span></text:p>
          </draw:text-box>
        </draw:frame>
        <presentation:notes draw:style-name="dp4">
          <office:forms form:automatic-focus="false" form:apply-design-mode="false"/>
          <draw:page-thumbnail draw:style-name="gr5" draw:layer="layout" svg:width="13.586cm" svg:height="11.136cm" svg:x="3.703cm" svg:y="2.252cm" draw:page-number="67"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8" draw:style-name="dp1" draw:master-page-name="Default" presentation:presentation-page-layout-name="AL1T0">
        <office:forms form:automatic-focus="false" form:apply-design-mode="false"/>
        <draw:custom-shape draw:style-name="gr57" draw:text-style-name="P41" draw:layer="layout" svg:width="2.538cm" svg:height="13.757cm" draw:transform="rotate (-3.14159265358979) translate (1.017cm 16.06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8" draw:text-style-name="P62"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102" draw:text-style-name="P63" draw:layer="layout" svg:width="26.06cm" svg:height="10.204cm" svg:x="1.37cm" svg:y="2.296cm" presentation:class="outline" presentation:user-transformed="true">
          <draw:text-box>
            <text:list text:style-name="L2">
              <text:list-item>
                <text:p text:style-name="P12"><text:span text:style-name="T31">Selenium (à éviter)</text:span></text:p>
              </text:list-item>
              <text:list-item>
                <text:p text:style-name="P12"><text:span text:style-name="T31">Cypress</text:span></text:p>
              </text:list-item>
              <text:list-item>
                <text:p text:style-name="P12"><text:span text:style-name="T31">Katalon (basé sur Selenium)</text:span></text:p>
              </text:list-item>
              <text:list-item>
                <text:p text:style-name="P12"><text:span text:style-name="T31">Nightwatchjs</text:span></text:p>
              </text:list-item>
              <text:list-item>
                <text:p text:style-name="P12"><text:span text:style-name="T31">Puppeteer</text:span></text:p>
              </text:list-item>
            </text:list>
          </draw:text-box>
        </draw:frame>
        <draw:frame draw:style-name="gr42" draw:text-style-name="P20" draw:layer="layout" svg:width="25.147cm" svg:height="2.845cm" svg:x="1.022cm" svg:y="12.607cm">
          <draw:text-box>
            <text:p><text:span text:style-name="T9">Source(s) :</text:span></text:p>
            <text:list text:style-name="L1">
              <text:list-item>
                <text:p text:style-name="P42"><text:span text:style-name="T22"><text:a xlink:href="https://nightwatchjs.org/" xlink:type="simple">https://nightwatchjs.org/</text:a></text:span></text:p>
              </text:list-item>
              <text:list-item>
                <text:p text:style-name="P42"><text:span text:style-name="T22"><text:a xlink:href="https://www.cypress.io/" xlink:type="simple">https://www.cypress.io/</text:a></text:span></text:p>
              </text:list-item>
              <text:list-item>
                <text:p text:style-name="P42"><text:span text:style-name="T22"><text:a xlink:href="https://pptr.dev/" xlink:type="simple">https://pptr.dev/</text:a></text:span></text:p>
              </text:list-item>
              <text:list-item>
                <text:p text:style-name="P42"><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8"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69" draw:style-name="dp5" draw:master-page-name="Default" presentation:presentation-page-layout-name="AL3T1">
        <office:forms form:automatic-focus="false" form:apply-design-mode="false"/>
        <draw:frame presentation:style-name="pr103" draw:text-style-name="P64" draw:layer="layout" svg:width="25.198cm" svg:height="12.191cm" svg:x="1.4cm" svg:y="1.713cm">
          <draw:text-box>
            <text:p><text:span text:style-name="T32">Questions ?</text:span></text:p>
          </draw:text-box>
        </draw:frame>
        <presentation:notes draw:style-name="dp2">
          <draw:page-thumbnail draw:style-name="gr5" draw:layer="layout" svg:width="13.586cm" svg:height="11.136cm" svg:x="3.703cm" svg:y="2.252cm" draw:page-number="69" presentation:class="page"/>
          <draw:frame presentation:style-name="pr1" draw:text-style-name="P65" draw:layer="layout" svg:width="16.8cm" svg:height="13.365cm" svg:x="2.097cm" svg:y="14.103cm" presentation:class="notes" presentation:placeholder="true">
            <draw:text-box/>
          </draw:frame>
        </presentation:notes>
      </draw:page>
      <draw:page draw:name="page70"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70"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8T18:08:52.291000000</dc:date>
    <meta:editing-duration>P21DT16H41M37S</meta:editing-duration>
    <meta:editing-cycles>1334</meta:editing-cycles>
    <meta:generator>LibreOffice/7.2.7.2$Windows_X86_64 LibreOffice_project/8d71d29d553c0f7dcbfa38fbfda25ee34cce99a2</meta:generator>
    <meta:document-statistic meta:object-count="464"/>
  </office:meta>
</office:document-meta>
</file>